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3c27e" officeooo:paragraph-rsid="0013c27e"/>
    </style:style>
    <style:style style:name="P2" style:family="paragraph" style:parent-style-name="Standard">
      <style:text-properties fo:font-weight="bold" officeooo:rsid="0013c27e" officeooo:paragraph-rsid="0013c27e"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allation</text:p>
      <text:p text:style-name="P1"/>
      <text:p text:style-name="P1">Our code is distributed by conda envrionment, so all necessary dependencies to run said envrionment are contained within a single environment. The necessary steps to set this up are:</text:p>
      <text:p text:style-name="P1"/>
      <text:p text:style-name="P1">1. Clone the following github repository: <text:a xlink:type="simple" xlink:href="https://github.com/Team-ARES-Airflow-Processing-Pipeline/AirFlowPipeline.git" text:style-name="Internet_20_link" text:visited-style-name="Visited_20_Internet_20_Link">https://github.com/Team-ARES-Airflow-Processing-Pipeline/AirFlowPipeline.git</text:a></text:p>
      <text:p text:style-name="P1"/>
      <text:p text:style-name="P1">2. Navigate to installation directory</text:p>
      <text:p text:style-name="P1"/>
      <text:p text:style-name="P1">3. Create a new conda environment referencing the included .yml file with the command:</text:p>
      <text:p text:style-name="P1"><text:tab/>conda create -n &lt;env_name&gt; -f env.yml</text:p>
      <text:p text:style-name="P1"/>
      <text:p text:style-name="P1">Now, it is necessary to alter apache airflow to allow dags to be saved and loaded from the included files. To do this, navigate to airflow’s installation folder. This will depend on your system and how airflow was installed, airflow has documents which can be found here: <text:a xlink:type="simple" xlink:href="https://airflow.apache.org/docs/apache-airflow/stable/" text:style-name="Internet_20_link" text:visited-style-name="Visited_20_Internet_20_Link">https://airflow.apache.org/docs/apache-airflow/stable/</text:a>.</text:p>
      <text:p text:style-name="P1"/>
      <text:p text:style-name="P1">Alter the airflow.cfg file’s database directory to &lt;airflowpipeline&gt;/bin. &lt;airflowpipeline&gt; being the installation directory of the git repository initially downloaded.</text:p>
      <text:p text:style-name="P1"/>
      <text:p text:style-name="P2">Running Airflow</text:p>
      <text:p text:style-name="P2"><text:span text:style-name="T1"/></text:p>
      <text:p text:style-name="P2"><text:span text:style-name="T1">Now that everything from the above steps is complete, all that is required to run airflow is to type the following commands:</text:span></text:p>
      <text:p text:style-name="P2"><text:span text:style-name="T1"/></text:p>
      <text:p text:style-name="P2"><text:span text:style-name="T1">airflow db init</text:span></text:p>
      <text:p text:style-name="P2"><text:span text:style-name="T1">airflow scheduler &amp;</text:span></text:p>
      <text:p text:style-name="P2"><text:span text:style-name="T1">airflow webserver –port 8080 &amp;</text:span></text:p>
      <text:p text:style-name="P2"><text:span text:style-name="T1"/></text:p>
      <text:p text:style-name="P2"><text:span text:style-name="T1">Navigating to 127.0.0.1:8080 or </text:span><text:a xlink:type="simple" xlink:href="https://localhost:8080/" text:style-name="Internet_20_link" text:visited-style-name="Visited_20_Internet_20_Link"><text:span text:style-name="T1">https://localhost:8080</text:span></text:a><text:span text:style-name="T1"> will bring you to airflow’s webserver and allow generated DAGs to be viewed and edited.</text:span></text:p>
      <text:p text:style-name="P2"><text:span text:style-name="T1"/></text:p>
      <text:p text:style-name="P2">Architecture Overview</text:p>
      <text:p text:style-name="P2"><text:span text:style-name="T1"/></text:p>
      <text:p text:style-name="P2"><text:span text:style-name="T1">There are a few important files: </text:span></text:p>
      <text:p text:style-name="P2"><text:span text:style-name="T1"/></text:p>
      <text:p text:style-name="P2"><text:span text:style-name="T1">1. ISIS_AirFlowWrappers.py includes the translations from Kalasiris, the Python wrapper for ISIS.</text:span></text:p>
      <text:p text:style-name="P2"><text:span text:style-name="T1">2. ISIS3_Enums.py includes the enum translation of ISIS3 modules.</text:span></text:p>
      <text:p text:style-name="P2"><text:span text:style-name="T1">3. ISIS3_Mods.py includes the class definitions, or reifications of ISIS3 module runs.</text:span></text:p>
      <text:p text:style-name="P2"><text:span text:style-name="T1">4. airflow_builder.py is the actual translation that generates DAGs.</text:span></text:p>
      <text:p text:style-name="P2"><text:span text:style-name="T1">5. example_recipes.json is an example of how to write pipelines for the software.</text:span></text:p>
      <text:p text:style-name="P2"><text:span text:style-name="T1"/></text:p>
      <text:p text:style-name="P2"><text:span text:style-name="T1">For further questions regarding architecture and installation please reach out to Isaiah Raspet at </text:span><text:a xlink:type="simple" xlink:href="mailto:isaiahraspet@gmail.com" text:style-name="Internet_20_link" text:visited-style-name="Visited_20_Internet_20_Link"><text:span text:style-name="T1">isaiahraspet@gmail.com</text:span></text:a><text:span text:style-name="T1"> or by phone (714)319-78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16:52:39.020842062</meta:creation-date>
    <dc:date>2023-05-12T17:13:54.274729594</dc:date>
    <meta:editing-duration>PT21M15S</meta:editing-duration>
    <meta:editing-cycles>1</meta:editing-cycles>
    <meta:document-statistic meta:table-count="0" meta:image-count="0" meta:object-count="0" meta:page-count="1" meta:paragraph-count="22" meta:word-count="266" meta:character-count="1912" meta:non-whitespace-character-count="1666"/>
    <meta:generator>LibreOffice/7.5.2.2$Linux_X86_64 LibreOffice_project/50$Build-2</meta:generator>
  </office:meta>
</office:document-meta>
</file>